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Book Antiqua" svg:font-family="'Book Antiqua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DejaVu Sans2" svg:font-family="'DejaVu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DejaVu Sans Condensed" svg:font-family="'DejaVu Sans Condensed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 style:parent-style-name="UrbanBody">
      <style:paragraph-properties fo:text-align="end" style:justify-single-word="false"/>
    </style:style>
    <style:style style:family="paragraph" style:name="P4" style:parent-style-name="UrbanBody">
      <style:text-properties fo:font-size="12pt" style:font-size-asian="12pt" style:font-size-complex="12pt"/>
    </style:style>
    <style:style style:family="paragraph" style:name="P5" style:parent-style-name="UrbanBody">
      <style:text-properties fo:font-size="12pt" style:font-name-complex="Arial" style:font-size-asian="12pt" style:font-size-complex="12pt"/>
    </style:style>
    <style:style style:family="paragraph" style:name="P6" style:parent-style-name="UrbanBody">
      <style:paragraph-properties fo:margin-left="1.251cm" fo:margin-right="0cm" fo:text-indent="0cm" style:auto-text-indent="false"/>
      <style:text-properties fo:font-size="12pt" style:font-size-asian="12pt" style:font-size-complex="12pt"/>
    </style:style>
    <style:style style:family="paragraph" style:name="P7" style:parent-style-name="UrbanTitle3"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8" style:parent-style-name="UrbanTitle3">
      <style:text-properties fo:font-size="12pt" fo:font-weight="bold" style:font-name="Times New Roman1" style:font-size-asian="12pt" style:font-size-complex="12pt" style:font-weight-asian="bold" style:font-weight-complex="bold" style:text-underline-style="none"/>
    </style:style>
    <style:style style:family="paragraph" style:name="P9" style:parent-style-name="UrbanTitle3">
      <style:text-properties style:text-underline-color="font-color" style:text-underline-style="solid" style:text-underline-width="auto"/>
    </style:style>
    <style:style style:family="paragraph" style:name="P10" style:parent-style-name="Standard">
      <style:paragraph-properties fo:margin-left="0cm" fo:margin-right="-0.002cm" fo:text-indent="0cm" style:auto-text-indent="false">
        <style:tab-stops>
          <style:tab-stop style:position="10.001cm"/>
        </style:tab-stops>
      </style:paragraph-properties>
      <style:text-properties fo:font-size="11pt" style:font-name="Book Antiqua" style:font-size-asian="11pt" style:font-size-complex="11pt"/>
    </style:style>
    <style:style style:family="paragraph" style:name="P11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ize="12pt" style:font-name="Times New Roman1" style:font-size-asian="12pt" style:font-size-complex="12pt"/>
    </style:style>
    <style:style style:family="text" style:name="T5">
      <style:text-properties style:font-name-complex="Arial"/>
    </style:style>
    <style:style style:family="text" style:name="T6">
      <style:text-properties style:font-name-complex="Arial" style:use-window-font-color="true"/>
    </style:style>
    <style:style style:family="text" style:name="T7">
      <style:text-properties fo:country="none" fo:language="zxx" style:country-asian="none" style:language-asian="zxx"/>
    </style:style>
    <style:style style:family="text" style:name="T8">
      <style:text-properties fo:color="#646464" style:font-name-complex="Arial"/>
    </style:style>
    <style:style style:family="text" style:name="T9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0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1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  <style:style style:family="graphic" style:name="fr2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name="Cadre2" draw:style-name="fr2" draw:z-index="0" svg:width="7.128cm" svg:x="0cm" svg:y="0cm" text:anchor-type="paragraph"><draw:text-box fo:min-height="5.226cm"><text:p text:style-name="P2"><office:annotation><dc:creator>Gauthier Bastien</dc:creator><dc:date>2011-01-13T14:56:41</dc:date><text:p text:style-name="P11">do text</text:p><text:p text:style-name="P11">from document(at=header, format='odt')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UrbanBody"/>
      <text:p text:style-name="UrbanBody"/>
      <text:p text:style-name="UrbanBody"><draw:frame draw:name="Cadre1" draw:style-name="fr1" draw:z-index="1" svg:height="3.339cm" svg:width="8.849cm" svg:x="7.909cm" svg:y="0.379cm" text:anchor-type="paragraph"><draw:text-box><text:p text:style-name="P7"><text:span text:style-name="T7">Au Gouvernement de la REGION WALLONNE,</text:span></text:p><text:p text:style-name="P7">Le Ministre de l’Aménagement du Territoire<text:span text:style-name="T7"> c/o Madame la Directrice Générale </text:span>.G.A.T.L.P.</text:p><text:p text:style-name="P7"/><text:p text:style-name="P7">Rue des Brigades d’Irlande, 1 </text:p><text:p text:style-name="P8">5100 Jambes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Recours de la ville au GW contre décision du FD</text:p>
      <text:p text:style-name="UrbanTitle"/>
      <text:p text:style-name="UrbanBody"><text:span text:style-name="T4"/></text:p>
      <text:p text:style-name="UrbanBody"/>
      <text:p text:style-name="UrbanBody"/>
      <text:p text:style-name="UrbanBody">Monsieur le Ministre,</text:p>
      <text:p text:style-name="UrbanBody">Madame la Directrice,</text:p>
      <text:p text:style-name="UrbanBody"/>
      <text:p text:style-name="P9">Concerne :</text:p>
      <text:p text:style-name="UrbanBody"><office:annotation><dc:creator>Gauthier Bastien</dc:creator><dc:date>2011-02-16T16:12:24</dc:date><text:p text:style-name="P11">do text if len(self.getApplicants()) &gt; 1</text:p></office:annotation><text:span text:style-name="T3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1">do text if not len(self.getApplicants()) &gt; 1</text:p></office:annotation><text:span text:style-name="T3">Demandeur :</text:span> <text:text-input text:description="Demandeurs">self.getApplicantsSignaletic()</text:text-input></text:p>
      <text:p text:style-name="UrbanBody"><text:span text:style-name="T3">Objet :</text:span> <text:text-input text:description="Objet des travaux">self.getLicenceSubject()</text:text-input></text:p>
      <text:p text:style-name="UrbanBody"><text:span text:style-name="T3">Situation :</text:span> <text:text-input text:description="Situation des travaux">self.getWorkLocationSignaletic()</text:text-input></text:p>
      <text:p text:style-name="UrbanBody"><text:span text:style-name="T3">Référence cadastrale</text:span> : <text:text-input text:description="Parcelles">licence_view.get_parcels()</text:text-input></text:p>
      <text:p text:style-name="UrbanBody"/>
      <text:p text:style-name="P10"/>
      <text:p text:style-name="P4">Nous vous informons que le Collège Communal, réuni en sa séance de ce [DATE], a décidé d’introduire un recours auprès du Gouvernement Wallon sur base de l’article 127§6 du CWATUPE contre la décision du fonctionnaire délégué du <text:text-input text:description="Champs Permis de bâtir-Date du dernier rapport de collège">tool.formatDate(self.getLastWalloonRegionOpinionRequest().getEventDate())</text:text-input><text:s/>octroyant à <text:text-input text:description="Demandeurs">self.getApplicantsSignaletic()</text:text-input><text:s/>un permis d’urbanisation ayant pour objet <text:text-input text:description="Objet des travaux">self.getLicenceSubject()</text:text-input><text:s/>pour un bien sis <text:text-input text:description="Situation des travaux">self.getWorkLocationSignaletic()</text:text-input><text:span text:style-name="T5">.</text:span></text:p>
      <text:p text:style-name="P4"/>
      <text:p text:style-name="P9">I.Recevabilité</text:p>
      <text:p text:style-name="P4"/>
      <text:p text:style-name="P6">a) Ratione Temporis</text:p>
      <text:p text:style-name="P4"/>
      <text:p text:style-name="P4">La décision incriminée a été réceptionnée au secrétariat communal le <text:text-input text:description="Champs Permis de bâtir-Date du dernier rapport de collège">tool.formatDate(self.getLastWalloonRegionOpinionRequest().getReceiptDate())</text:text-input></text:p>
      <text:p text:style-name="P4">Le premier jour du délai est donc le <text:span text:style-name="T8"><text:s/></text:span><text:span text:style-name="T6"><text:text-input text:description="Champs Permis de bâtir-Date du dernier rapport de collège">tool.formatDate(self.getLastWalloonRegionOpinionRequest().getReceiptDate())</text:text-input></text:span><text:span text:style-name="T6"><text:s/></text:span>et le dernier jour est le <text:span text:style-name="T6"><text:text-input text:description="Champs Permis de bâtir-Date du dernier rapport de collège">tool.formatDate(self.getLastWalloonRegionOpinionRequest().getReceiptDate() + 30 )</text:text-input></text:span><text:span text:style-name="T8">.</text:span></text:p>
      <text:p text:style-name="P4"/>
      <text:p text:style-name="P4">Le présent recours déposé à la poste le <text:text-input text:description="Champs généraux-Commune">tool.formatDate(urbanEventObj.getTransmitDate())</text:text-input><text:span text:style-name="T8"><text:s/>e</text:span>st donc recevable.</text:p>
      <text:p text:style-name="P4"/>
      <text:p text:style-name="P6">b) Intérêt</text:p>
      <text:p text:style-name="P4"/>
      <text:p text:style-name="P4">La Ville de Mons représentée par son Collège Communal a intérêt au présent recours puisqu’en date <text:soft-page-break/>du [DATE]<text:span text:style-name="T8"> </text:span>cette assemblée avait décidé de transmettre la demande au fonctionnaire délégué avec avis défavorable.</text:p>
      <text:p text:style-name="P4"/>
      <text:p text:style-name="P4">La commune introduit donc le présent recours pour défendre sa politique urbanistique et la conception qu’elle se fait du bon aménagement des lieux.</text:p>
      <text:p text:style-name="P4"/>
      <text:p text:style-name="P4"/>
      <text:p text:style-name="P4"/>
      <text:p text:style-name="P9">II.Moyens</text:p>
      <text:p text:style-name="P4"/>
      <text:p text:style-name="P4">Pour ces motifs, nous vous demandons de déclarer ce recours recevable et fondé et de refuser dès lors le permis.</text:p>
      <text:p text:style-name="P4"/>
      <text:p text:style-name="P4"/>
      <text:p text:style-name="P5">Nous vous prions de croire, Monsieur le Ministre de l’Aménagement du Territoire, Madame la Directrice Générale, à l’expression de notre considération distinguée.</text:p>
      <text:p text:style-name="UrbanBody"/>
      <text:p text:style-name="UrbanBody"><office:annotation><dc:creator>Gauthier Bastien</dc:creator><dc:date>2011-01-13T14:56:41</dc:date><text:p text:style-name="P11">do text</text:p><text:p text:style-name="P11">from document(at=signatures, format='odt')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 Condensed" style:font-family-asian="'DejaVu Sans Condensed'" style:font-family-generic-asian="system" style:font-pitch-asian="variable" style:font-size-asian="14pt" style:font-name-complex="DejaVu Sans Condensed" style:font-family-complex="'DejaVu Sans Condensed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Normal_20_centré" style:display-name="Normal centré" style:family="paragraph" style:parent-style-name="Standard">
      <style:paragraph-properties fo:margin-left="1cm" fo:margin-right="-0.002cm" fo:text-align="justify" style:justify-single-word="false" fo:text-indent="1.75cm" style:auto-text-indent="false">
        <style:tab-stops>
          <style:tab-stop style:position="10.001cm"/>
        </style:tab-stops>
      </style:paragraph-properties>
      <style:text-properties fo:font-size="12pt" fo:language="fr" fo:country="FR" style:font-size-asian="12pt" style:language-asian="fr" style:country-asian="F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10:48.985475638</dc:date>
    <dc:language>fr-FR</dc:language>
    <meta:editing-cycles>149</meta:editing-cycles>
    <meta:editing-duration>P2DT8H15M4S</meta:editing-duration>
    <meta:document-statistic meta:table-count="0" meta:image-count="0" meta:object-count="0" meta:page-count="2" meta:paragraph-count="29" meta:word-count="298" meta:character-count="2252" meta:non-whitespace-character-count="2010"/>
    <meta:user-defined meta:name="Info 1"/>
    <meta:user-defined meta:name="Info 2"/>
    <meta:user-defined meta:name="Info 3"/>
    <meta:user-defined meta:name="Info 4"/>
  </office:meta>
</office:document-meta>
</file>